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0" style:parent-style-name="Graphics">
      <style:graphic-properties draw:fill="solid" draw:fill-color="#ededed" draw:opacity="100%" fo:clip="rect(2.5902in, 11.031in, 6.0696in, 6.1274in)" draw:stroke="solid" svg:stroke-width="0.09722in" svg:stroke-color="#818181" svg:stroke-opacity="100%" draw:stroke-linejoin="miter" svg:stroke-linecap="square"/>
    </style:style>
    <style:style style:family="graphic" style:name="a381" style:parent-style-name="Graphics">
      <style:graphic-properties draw:fill="none" fo:clip="rect(1.83926in, 11.2976in, 3.13312in, 1.816in)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4" svg:x="4.37119in" svg:y="0.29845in" svg:width="4.59095in" svg:height="6.9031in" style:rel-width="scale" style:rel-height="scale">
          <draw:image xlink:href="media/image1.png" xlink:type="simple" xlink:show="embed" xlink:actuate="onLoad"/>
          <svg:title/>
          <svg:desc>A picture containing text, monitor, screen, screenshot

Description automatically generated</svg:desc>
        </draw:frame>
        <draw:custom-shape svg:x="4.56818in" svg:y="0.52273in" svg:width="4.13636in" svg:height="6.375in" draw:id="id64" draw:style-name="a360" draw:name="Rectangle 5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79" draw:name="TextBox 6" svg:x="4.56818in" svg:y="0.51082in" svg:width="4.13636in" svg:height="3.73613in">
          <draw:text-box>
            <text:p text:style-name="a363" text:class-names="" text:cond-style-name=""><text:span text:style-name="a361" text:class-names="">Key:</text:span><text:span text:style-name="a362" text:class-names=""/></text:p>
            <text:p text:style-name="a365" text:class-names="" text:cond-style-name=""><text:span text:style-name="a364" text:class-names=""/></text:p>
            <text:p text:style-name="a368" text:class-names="" text:cond-style-name=""><text:span text:style-name="a366" text:class-names="">Max stack: 999</text:span><text:span text:style-name="a367" text:class-names=""/></text:p>
            <text:p text:style-name="a371" text:class-names="" text:cond-style-name=""><text:span text:style-name="a369" text:class-names="">Craftable: True</text:span><text:span text:style-name="a370" text:class-names=""/></text:p>
            <text:p text:style-name="a374" text:class-names="" text:cond-style-name=""><text:span text:style-name="a372" text:class-names="">Enemy drop: False</text:span><text:span text:style-name="a373" text:class-names=""/></text:p>
            <text:p text:style-name="a378" text:class-names="" text:cond-style-name=""><text:span text:style-name="a375" text:class-names=""><text:tab/></text:span><text:span text:style-name="a376" text:class-names="">Buy cost: 100</text:span><text:span text:style-name="a377" text:class-names=""/></text:p>
          </draw:text-box>
          <svg:title/>
          <svg:desc/>
        </draw:frame>
        <draw:frame draw:id="id66" draw:style-name="a380" draw:name="Picture 8" svg:x="5.23011in" svg:y="4.33395in" svg:width="2.8125in" svg:height="2.56378in" style:rel-width="scale" style:rel-height="scale">
          <draw:image xlink:href="media/image2.png" xlink:type="simple" xlink:show="embed" xlink:actuate="onLoad"/>
          <svg:title/>
          <svg:desc>A screenshot of a computer

Description automatically generated with medium confidence</svg:desc>
        </draw:frame>
        <draw:frame draw:id="id67" draw:style-name="a381" draw:name="Picture 7" svg:x="5.23011in" svg:y="4.33388in" svg:width="2.8125in" svg:height="2.56385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10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10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10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10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10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10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10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10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10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/10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10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/10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08-30T18:49:37Z</meta:creation-date>
    <dc:date>2021-10-15T21:48:51Z</dc:date>
    <meta:editing-cycles>2</meta:editing-cycles>
    <meta:editing-duration>PT2399S</meta:editing-duration>
    <meta:document-statistic meta:paragraph-count="6" meta:word-count="18"/>
  </office:meta>
</office:document-meta>
</file>